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0f8f" officeooo:paragraph-rsid="00030f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Eric Burel</meta:initial-creator>
    <meta:creation-date>2026-03-12T18:25:24.863919677</meta:creation-date>
    <dc:date>2026-03-12T18:25:45.795298813</dc:date>
    <dc:creator>Eric Burel</dc:creator>
    <meta:editing-duration>PT21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25.8.4.2$Linux_X86_64 LibreOffice_project/580$Build-2</meta:generator>
  </office:meta>
</office:document-meta>
</file>